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frame draw:z-index="0" draw:style-name="gr1" draw:text-style-name="P1" svg:width="15.999cm" svg:height="8.999cm" svg:x="10.261cm" svg:y="9.529cm">
            <draw:object draw:notify-on-update-of-ranges="工作表1.A1:工作表1.A21 工作表1.B1:工作表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0.179cm" svg:y="0.234cm">
            <draw:object draw:notify-on-update-of-ranges="工作表1.C1:工作表1.C21 工作表1.D1:工作表1.D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5.03025" calcext:value-type="float">
            <text:p>5.03025</text:p>
          </table:table-cell>
          <table:table-cell office:value-type="float" office:value="0.10946" calcext:value-type="float">
            <text:p>0.10946</text:p>
          </table:table-cell>
          <table:table-cell office:value-type="float" office:value="4.946317773" calcext:value-type="float">
            <text:p>4.946317773</text:p>
          </table:table-cell>
          <table:table-cell office:value-type="float" office:value="0.08436953512" calcext:value-type="float">
            <text:p>0.08436953512</text:p>
          </table:table-cell>
        </table:table-row>
        <table:table-row table:style-name="ro1">
          <table:table-cell office:value-type="float" office:value="4.96296" calcext:value-type="float">
            <text:p>4.96296</text:p>
          </table:table-cell>
          <table:table-cell office:value-type="float" office:value="0.719864" calcext:value-type="float">
            <text:p>0.719864</text:p>
          </table:table-cell>
          <table:table-cell office:value-type="float" office:value="5.017218975" calcext:value-type="float">
            <text:p>5.017218975</text:p>
          </table:table-cell>
          <table:table-cell office:value-type="float" office:value="0.7205757236" calcext:value-type="float">
            <text:p>0.7205757236</text:p>
          </table:table-cell>
        </table:table-row>
        <table:table-row table:style-name="ro1">
          <table:table-cell office:value-type="float" office:value="4.7009" calcext:value-type="float">
            <text:p>4.7009</text:p>
          </table:table-cell>
          <table:table-cell office:value-type="float" office:value="1.68914" calcext:value-type="float">
            <text:p>1.68914</text:p>
          </table:table-cell>
          <table:table-cell office:value-type="float" office:value="4.734635316" calcext:value-type="float">
            <text:p>4.734635316</text:p>
          </table:table-cell>
          <table:table-cell office:value-type="float" office:value="1.642930209" calcext:value-type="float">
            <text:p>1.642930209</text:p>
          </table:table-cell>
        </table:table-row>
        <table:table-row table:style-name="ro1">
          <table:table-cell office:value-type="float" office:value="4.36908" calcext:value-type="float">
            <text:p>4.36908</text:p>
          </table:table-cell>
          <table:table-cell office:value-type="float" office:value="2.40166" calcext:value-type="float">
            <text:p>2.40166</text:p>
          </table:table-cell>
          <table:table-cell office:value-type="float" office:value="4.425064575" calcext:value-type="float">
            <text:p>4.425064575</text:p>
          </table:table-cell>
          <table:table-cell office:value-type="float" office:value="2.365356462" calcext:value-type="float">
            <text:p>2.365356462</text:p>
          </table:table-cell>
        </table:table-row>
        <table:table-row table:style-name="ro1">
          <table:table-cell office:value-type="float" office:value="3.94312" calcext:value-type="float">
            <text:p>3.94312</text:p>
          </table:table-cell>
          <table:table-cell office:value-type="float" office:value="3.04309" calcext:value-type="float">
            <text:p>3.04309</text:p>
          </table:table-cell>
          <table:table-cell office:value-type="float" office:value="3.960102096" calcext:value-type="float">
            <text:p>3.960102096</text:p>
          </table:table-cell>
          <table:table-cell office:value-type="float" office:value="2.991632152" calcext:value-type="float">
            <text:p>2.991632152</text:p>
          </table:table-cell>
        </table:table-row>
        <table:table-row table:style-name="ro1">
          <table:table-cell office:value-type="float" office:value="3.56017" calcext:value-type="float">
            <text:p>3.56017</text:p>
          </table:table-cell>
          <table:table-cell office:value-type="float" office:value="3.48177" calcext:value-type="float">
            <text:p>3.48177</text:p>
          </table:table-cell>
          <table:table-cell office:value-type="float" office:value="3.503172702" calcext:value-type="float">
            <text:p>3.503172702</text:p>
          </table:table-cell>
          <table:table-cell office:value-type="float" office:value="3.44091492" calcext:value-type="float">
            <text:p>3.44091492</text:p>
          </table:table-cell>
        </table:table-row>
        <table:table-row table:style-name="ro1">
          <table:table-cell office:value-type="float" office:value="3.04219" calcext:value-type="float">
            <text:p>3.04219</text:p>
          </table:table-cell>
          <table:table-cell office:value-type="float" office:value="3.94379" calcext:value-type="float">
            <text:p>3.94379</text:p>
          </table:table-cell>
          <table:table-cell office:value-type="float" office:value="2.989950824" calcext:value-type="float">
            <text:p>2.989950824</text:p>
          </table:table-cell>
          <table:table-cell office:value-type="float" office:value="3.9590821" calcext:value-type="float">
            <text:p>3.9590821</text:p>
          </table:table-cell>
        </table:table-row>
        <table:table-row table:style-name="ro1">
          <table:table-cell office:value-type="float" office:value="2.21488" calcext:value-type="float">
            <text:p>2.21488</text:p>
          </table:table-cell>
          <table:table-cell office:value-type="float" office:value="4.46647" calcext:value-type="float">
            <text:p>4.46647</text:p>
          </table:table-cell>
          <table:table-cell office:value-type="float" office:value="2.258523535" calcext:value-type="float">
            <text:p>2.258523535</text:p>
          </table:table-cell>
          <table:table-cell office:value-type="float" office:value="4.554377368" calcext:value-type="float">
            <text:p>4.554377368</text:p>
          </table:table-cell>
        </table:table-row>
        <table:table-row table:style-name="ro1">
          <table:table-cell office:value-type="float" office:value="1.57998" calcext:value-type="float">
            <text:p>1.57998</text:p>
          </table:table-cell>
          <table:table-cell office:value-type="float" office:value="4.73318" calcext:value-type="float">
            <text:p>4.73318</text:p>
          </table:table-cell>
          <table:table-cell office:value-type="float" office:value="1.562447892" calcext:value-type="float">
            <text:p>1.562447892</text:p>
          </table:table-cell>
          <table:table-cell office:value-type="float" office:value="4.656801472" calcext:value-type="float">
            <text:p>4.656801472</text:p>
          </table:table-cell>
        </table:table-row>
        <table:table-row table:style-name="ro1">
          <table:table-cell office:value-type="float" office:value="0.854244" calcext:value-type="float">
            <text:p>0.854244</text:p>
          </table:table-cell>
          <table:table-cell office:value-type="float" office:value="4.92146" calcext:value-type="float">
            <text:p>4.92146</text:p>
          </table:table-cell>
          <table:table-cell office:value-type="float" office:value="0.8764776599" calcext:value-type="float">
            <text:p>0.8764776599</text:p>
          </table:table-cell>
          <table:table-cell office:value-type="float" office:value="4.971705856" calcext:value-type="float">
            <text:p>4.971705856</text:p>
          </table:table-cell>
        </table:table-row>
        <table:table-row table:style-name="ro1">
          <table:table-cell office:value-type="float" office:value="0.149646" calcext:value-type="float">
            <text:p>0.149646</text:p>
          </table:table-cell>
          <table:table-cell office:value-type="float" office:value="4.99732" calcext:value-type="float">
            <text:p>4.99732</text:p>
          </table:table-cell>
          <table:table-cell office:value-type="float" office:value="0.09899323097" calcext:value-type="float">
            <text:p>0.09899323097</text:p>
          </table:table-cell>
          <table:table-cell office:value-type="float" office:value="4.985845841" calcext:value-type="float">
            <text:p>4.985845841</text:p>
          </table:table-cell>
        </table:table-row>
        <table:table-row table:style-name="ro1">
          <table:table-cell office:value-type="float" office:value="-0.705795" calcext:value-type="float">
            <text:p>-0.705795</text:p>
          </table:table-cell>
          <table:table-cell office:value-type="float" office:value="4.9538" calcext:value-type="float">
            <text:p>4.9538</text:p>
          </table:table-cell>
          <table:table-cell office:value-type="float" office:value="-0.7132021974" calcext:value-type="float">
            <text:p>-0.7132021974</text:p>
          </table:table-cell>
          <table:table-cell office:value-type="float" office:value="5.010851105" calcext:value-type="float">
            <text:p>5.010851105</text:p>
          </table:table-cell>
        </table:table-row>
        <table:table-row table:style-name="ro1">
          <table:table-cell office:value-type="float" office:value="-1.50662" calcext:value-type="float">
            <text:p>-1.50662</text:p>
          </table:table-cell>
          <table:table-cell office:value-type="float" office:value="4.77396" calcext:value-type="float">
            <text:p>4.77396</text:p>
          </table:table-cell>
          <table:table-cell office:value-type="float" office:value="-1.479055426" calcext:value-type="float">
            <text:p>-1.479055426</text:p>
          </table:table-cell>
          <table:table-cell office:value-type="float" office:value="4.680181989" calcext:value-type="float">
            <text:p>4.680181989</text:p>
          </table:table-cell>
        </table:table-row>
        <table:table-row table:style-name="ro1">
          <table:table-cell office:value-type="float" office:value="-2.21827" calcext:value-type="float">
            <text:p>-2.21827</text:p>
          </table:table-cell>
          <table:table-cell office:value-type="float" office:value="4.48795" calcext:value-type="float">
            <text:p>4.48795</text:p>
          </table:table-cell>
          <table:table-cell office:value-type="float" office:value="-2.170306775" calcext:value-type="float">
            <text:p>-2.170306775</text:p>
          </table:table-cell>
          <table:table-cell office:value-type="float" office:value="4.463442715" calcext:value-type="float">
            <text:p>4.463442715</text:p>
          </table:table-cell>
        </table:table-row>
        <table:table-row table:style-name="ro1">
          <table:table-cell office:value-type="float" office:value="-2.93794" calcext:value-type="float">
            <text:p>-2.93794</text:p>
          </table:table-cell>
          <table:table-cell office:value-type="float" office:value="4.05152" calcext:value-type="float">
            <text:p>4.05152</text:p>
          </table:table-cell>
          <table:table-cell office:value-type="float" office:value="-3.034455492" calcext:value-type="float">
            <text:p>-3.034455492</text:p>
          </table:table-cell>
          <table:table-cell office:value-type="float" office:value="4.074651273" calcext:value-type="float">
            <text:p>4.074651273</text:p>
          </table:table-cell>
        </table:table-row>
        <table:table-row table:style-name="ro1">
          <table:table-cell office:value-type="float" office:value="-3.57855" calcext:value-type="float">
            <text:p>-3.57855</text:p>
          </table:table-cell>
          <table:table-cell office:value-type="float" office:value="3.49572" calcext:value-type="float">
            <text:p>3.49572</text:p>
          </table:table-cell>
          <table:table-cell office:value-type="float" office:value="-3.621987909" calcext:value-type="float">
            <text:p>-3.621987909</text:p>
          </table:table-cell>
          <table:table-cell office:value-type="float" office:value="3.585790302" calcext:value-type="float">
            <text:p>3.585790302</text:p>
          </table:table-cell>
        </table:table-row>
        <table:table-row table:style-name="ro1">
          <table:table-cell office:value-type="float" office:value="-4.01458" calcext:value-type="float">
            <text:p>-4.01458</text:p>
          </table:table-cell>
          <table:table-cell office:value-type="float" office:value="2.98417" calcext:value-type="float">
            <text:p>2.98417</text:p>
          </table:table-cell>
          <table:table-cell office:value-type="float" office:value="-3.979289889" calcext:value-type="float">
            <text:p>-3.979289889</text:p>
          </table:table-cell>
          <table:table-cell office:value-type="float" office:value="3.014232351" calcext:value-type="float">
            <text:p>3.014232351</text:p>
          </table:table-cell>
        </table:table-row>
        <table:table-row table:style-name="ro1">
          <table:table-cell office:value-type="float" office:value="-4.43738" calcext:value-type="float">
            <text:p>-4.43738</text:p>
          </table:table-cell>
          <table:table-cell office:value-type="float" office:value="2.3151" calcext:value-type="float">
            <text:p>2.3151</text:p>
          </table:table-cell>
          <table:table-cell office:value-type="float" office:value="-4.434628966" calcext:value-type="float">
            <text:p>-4.434628966</text:p>
          </table:table-cell>
          <table:table-cell office:value-type="float" office:value="2.367848826" calcext:value-type="float">
            <text:p>2.367848826</text:p>
          </table:table-cell>
        </table:table-row>
        <table:table-row table:style-name="ro1">
          <table:table-cell office:value-type="float" office:value="-4.7933" calcext:value-type="float">
            <text:p>-4.7933</text:p>
          </table:table-cell>
          <table:table-cell office:value-type="float" office:value="1.47629" calcext:value-type="float">
            <text:p>1.47629</text:p>
          </table:table-cell>
          <table:table-cell office:value-type="float" office:value="-4.818245921" calcext:value-type="float">
            <text:p>-4.818245921</text:p>
          </table:table-cell>
          <table:table-cell office:value-type="float" office:value="1.467395733" calcext:value-type="float">
            <text:p>1.467395733</text:p>
          </table:table-cell>
        </table:table-row>
        <table:table-row table:style-name="ro1">
          <table:table-cell office:value-type="float" office:value="-4.94841" calcext:value-type="float">
            <text:p>-4.94841</text:p>
          </table:table-cell>
          <table:table-cell office:value-type="float" office:value="0.891528" calcext:value-type="float">
            <text:p>0.891528</text:p>
          </table:table-cell>
          <table:table-cell office:value-type="float" office:value="-4.860190444" calcext:value-type="float">
            <text:p>-4.860190444</text:p>
          </table:table-cell>
          <table:table-cell office:value-type="float" office:value="0.8444358019" calcext:value-type="float">
            <text:p>0.8444358019</text:p>
          </table:table-cell>
        </table:table-row>
        <table:table-row table:style-name="ro1">
          <table:table-cell office:value-type="float" office:value="-5.0576" calcext:value-type="float">
            <text:p>-5.0576</text:p>
          </table:table-cell>
          <table:table-cell office:value-type="float" office:value="-0.059207" calcext:value-type="float">
            <text:p>-0.059207</text:p>
          </table:table-cell>
          <table:table-cell office:value-type="float" office:value="-5.09947597" calcext:value-type="float">
            <text:p>-5.09947597</text:p>
          </table:table-cell>
          <table:table-cell office:value-type="float" office:value="-0.01022405467" calcext:value-type="float">
            <text:p>-0.010224054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22:21:07.961329920</meta:creation-date>
    <dc:date>2022-02-22T22:35:18.299431240</dc:date>
    <meta:editing-duration>PT3M10S</meta:editing-duration>
    <meta:editing-cycles>1</meta:editing-cycles>
    <meta:document-statistic meta:table-count="1" meta:cell-count="84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42cm" svg:y="0.316cm" chart:style-name="ch2">
          <text:p>优化后</text:p>
        </chart:title>
        <chart:plot-area chart:style-name="ch3" table:cell-range-address="工作表1.A1:工作表1.B21" svg:x="0.32cm" svg:y="1.433cm" svg:width="15.36cm" svg:height="7.387cm">
          <chartooo:coordinate-region svg:x="0.466cm" svg:y="1.633cm" svg:width="15.119cm" svg:height="6.9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工作表1.B1:工作表1.B21" chart:class="chart:scatter">
            <chart:domain table:cell-range-address="工作表1.A1:工作表1.A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3025">
                <text:p>5.03025</text:p>
                <draw:g>
                  <svg:desc>工作表1.A1:工作表1.A21</svg:desc>
                </draw:g>
              </table:table-cell>
              <table:table-cell office:value-type="float" office:value="0.10946">
                <text:p>0.10946</text:p>
                <draw:g>
                  <svg:desc>工作表1.B1:工作表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6296">
                <text:p>4.96296</text:p>
              </table:table-cell>
              <table:table-cell office:value-type="float" office:value="0.719864">
                <text:p>0.719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009">
                <text:p>4.7009</text:p>
              </table:table-cell>
              <table:table-cell office:value-type="float" office:value="1.68914">
                <text:p>1.68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6908">
                <text:p>4.36908</text:p>
              </table:table-cell>
              <table:table-cell office:value-type="float" office:value="2.40166">
                <text:p>2.40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4312">
                <text:p>3.94312</text:p>
              </table:table-cell>
              <table:table-cell office:value-type="float" office:value="3.04309">
                <text:p>3.04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6017">
                <text:p>3.56017</text:p>
              </table:table-cell>
              <table:table-cell office:value-type="float" office:value="3.48177">
                <text:p>3.48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4219">
                <text:p>3.04219</text:p>
              </table:table-cell>
              <table:table-cell office:value-type="float" office:value="3.94379">
                <text:p>3.94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1488">
                <text:p>2.21488</text:p>
              </table:table-cell>
              <table:table-cell office:value-type="float" office:value="4.46647">
                <text:p>4.46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7998">
                <text:p>1.57998</text:p>
              </table:table-cell>
              <table:table-cell office:value-type="float" office:value="4.73318">
                <text:p>4.73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4244">
                <text:p>0.854244</text:p>
              </table:table-cell>
              <table:table-cell office:value-type="float" office:value="4.92146">
                <text:p>4.92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9646">
                <text:p>0.149646</text:p>
              </table:table-cell>
              <table:table-cell office:value-type="float" office:value="4.99732">
                <text:p>4.99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05795">
                <text:p>-0.705795</text:p>
              </table:table-cell>
              <table:table-cell office:value-type="float" office:value="4.9538">
                <text:p>4.9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50662">
                <text:p>-1.50662</text:p>
              </table:table-cell>
              <table:table-cell office:value-type="float" office:value="4.77396">
                <text:p>4.77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21827">
                <text:p>-2.21827</text:p>
              </table:table-cell>
              <table:table-cell office:value-type="float" office:value="4.48795">
                <text:p>4.48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93794">
                <text:p>-2.93794</text:p>
              </table:table-cell>
              <table:table-cell office:value-type="float" office:value="4.05152">
                <text:p>4.05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7855">
                <text:p>-3.57855</text:p>
              </table:table-cell>
              <table:table-cell office:value-type="float" office:value="3.49572">
                <text:p>3.495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.01458">
                <text:p>-4.01458</text:p>
              </table:table-cell>
              <table:table-cell office:value-type="float" office:value="2.98417">
                <text:p>2.98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.43738">
                <text:p>-4.43738</text:p>
              </table:table-cell>
              <table:table-cell office:value-type="float" office:value="2.3151">
                <text:p>2.31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.7933">
                <text:p>-4.7933</text:p>
              </table:table-cell>
              <table:table-cell office:value-type="float" office:value="1.47629">
                <text:p>1.476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.94841">
                <text:p>-4.94841</text:p>
              </table:table-cell>
              <table:table-cell office:value-type="float" office:value="0.891528">
                <text:p>0.891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0576">
                <text:p>-5.0576</text:p>
              </table:table-cell>
              <table:table-cell office:value-type="float" office:value="-0.059207">
                <text:p>-0.059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42cm" svg:y="0.316cm" chart:style-name="ch2">
          <text:p>优化前</text:p>
        </chart:title>
        <chart:plot-area chart:style-name="ch3" table:cell-range-address="工作表1.C1:工作表1.D21" svg:x="0.32cm" svg:y="1.433cm" svg:width="15.36cm" svg:height="7.387cm">
          <chartooo:coordinate-region svg:x="0.466cm" svg:y="1.633cm" svg:width="15.119cm" svg:height="6.9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工作表1.D1:工作表1.D21" chart:class="chart:scatter">
            <chart:domain table:cell-range-address="工作表1.C1:工作表1.C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46317773">
                <text:p>4.946317773</text:p>
                <draw:g>
                  <svg:desc>工作表1.C1:工作表1.C21</svg:desc>
                </draw:g>
              </table:table-cell>
              <table:table-cell office:value-type="float" office:value="0.08436953512">
                <text:p>0.08436953512</text:p>
                <draw:g>
                  <svg:desc>工作表1.D1:工作表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17218975">
                <text:p>5.017218975</text:p>
              </table:table-cell>
              <table:table-cell office:value-type="float" office:value="0.7205757236">
                <text:p>0.7205757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34635316">
                <text:p>4.734635316</text:p>
              </table:table-cell>
              <table:table-cell office:value-type="float" office:value="1.642930209">
                <text:p>1.642930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25064575">
                <text:p>4.425064575</text:p>
              </table:table-cell>
              <table:table-cell office:value-type="float" office:value="2.365356462">
                <text:p>2.365356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60102096">
                <text:p>3.960102096</text:p>
              </table:table-cell>
              <table:table-cell office:value-type="float" office:value="2.991632152">
                <text:p>2.991632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03172702">
                <text:p>3.503172702</text:p>
              </table:table-cell>
              <table:table-cell office:value-type="float" office:value="3.44091492">
                <text:p>3.44091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89950824">
                <text:p>2.989950824</text:p>
              </table:table-cell>
              <table:table-cell office:value-type="float" office:value="3.9590821">
                <text:p>3.9590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8523535">
                <text:p>2.258523535</text:p>
              </table:table-cell>
              <table:table-cell office:value-type="float" office:value="4.554377368">
                <text:p>4.554377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62447892">
                <text:p>1.562447892</text:p>
              </table:table-cell>
              <table:table-cell office:value-type="float" office:value="4.656801472">
                <text:p>4.6568014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64776599">
                <text:p>0.8764776599</text:p>
              </table:table-cell>
              <table:table-cell office:value-type="float" office:value="4.971705856">
                <text:p>4.9717058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899323097">
                <text:p>0.09899323097</text:p>
              </table:table-cell>
              <table:table-cell office:value-type="float" office:value="4.985845841">
                <text:p>4.985845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132021974">
                <text:p>-0.7132021974</text:p>
              </table:table-cell>
              <table:table-cell office:value-type="float" office:value="5.010851105">
                <text:p>5.010851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79055426">
                <text:p>-1.479055426</text:p>
              </table:table-cell>
              <table:table-cell office:value-type="float" office:value="4.680181989">
                <text:p>4.680181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170306775">
                <text:p>-2.170306775</text:p>
              </table:table-cell>
              <table:table-cell office:value-type="float" office:value="4.463442715">
                <text:p>4.4634427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034455492">
                <text:p>-3.034455492</text:p>
              </table:table-cell>
              <table:table-cell office:value-type="float" office:value="4.074651273">
                <text:p>4.074651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621987909">
                <text:p>-3.621987909</text:p>
              </table:table-cell>
              <table:table-cell office:value-type="float" office:value="3.585790302">
                <text:p>3.585790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979289889">
                <text:p>-3.979289889</text:p>
              </table:table-cell>
              <table:table-cell office:value-type="float" office:value="3.014232351">
                <text:p>3.0142323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.434628966">
                <text:p>-4.434628966</text:p>
              </table:table-cell>
              <table:table-cell office:value-type="float" office:value="2.367848826">
                <text:p>2.3678488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.818245921">
                <text:p>-4.818245921</text:p>
              </table:table-cell>
              <table:table-cell office:value-type="float" office:value="1.467395733">
                <text:p>1.4673957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.860190444">
                <text:p>-4.860190444</text:p>
              </table:table-cell>
              <table:table-cell office:value-type="float" office:value="0.8444358019">
                <text:p>0.8444358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09947597">
                <text:p>-5.09947597</text:p>
              </table:table-cell>
              <table:table-cell office:value-type="float" office:value="-0.01022405467">
                <text:p>-0.010224054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